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7_11-22-58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7_11-23-04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7_11-23-10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7_13-29-3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7_14-56-16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交通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7_14-56-32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交通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17_14-57-32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8]=&quot;&quot;;[.C8];CONCATENATE([.C8];&quot; / &quot;;[.E8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スケジュール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17_20-29-0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17_22-21-24_000.jpg</text:p>
          </table:table-cell>
          <table:table-cell table:style-name="ce19" office:value-type="string">
            <text:p>:m :PHOTO 寝た時刻 / 2021</text:p>
          </table:table-cell>
          <table:table-cell table:style-name="ce18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18_04-06-37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18_04-13-44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1.336364 E-139-36-0.131835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18_05-18-44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出発時間 / N-35-35-30.976867 E-139-34-56.520996 / N-35-35-30.976867 E-139-34-56.520996</text:p>
          </table:table-cell>
          <table:table-cell table:style-name="ce19"/>
          <table:table-cell table:style-name="ce4" table:formula="of:=[.F13]" office:value-type="string" office:string-value="N-35-35-30.976867 E-139-34-56.520996">
            <text:p>N-35-35-30.976867 E-139-34-56.520996</text:p>
          </table:table-cell>
          <table:table-cell table:style-name="ce4" office:value-type="string">
            <text:p>N-35-35-30.976867 E-139-34-56.520996</text:p>
          </table:table-cell>
          <table:table-cell table:style-name="ce38" table:formula="of:=IF([.E13]=&quot;&quot;;[.C13];CONCATENATE([.C13];&quot; / &quot;;[.E13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出発時間 / N-35-35-30.976867 E-139-34-56.520996 / N-35-35-30.976867 E-139-34-56.520996 / N-35-35-30.976867 E-139-34-56.520996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出発時間 / N-35-35-30.976867 E-139-34-56.520996 / N-35-35-30.976867 E-139-34-56.520996 / N-35-35-30.976867 E-139-34-56.52099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18_17-11-10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帰宅時刻：１０分ぐらい前 / N-35-35-25.14038 E-139-34-55.037841 / N-35-35-25.14038 E-139-34-55.037841</text:p>
          </table:table-cell>
          <table:table-cell table:style-name="ce19"/>
          <table:table-cell table:style-name="ce4" table:formula="of:=[.F14]" office:value-type="string" office:string-value="N-35-35-25.14038 E-139-34-55.037841">
            <text:p>N-35-35-25.14038 E-139-34-55.037841</text:p>
          </table:table-cell>
          <table:table-cell table:style-name="ce4" office:value-type="string">
            <text:p>N-35-35-25.14038 E-139-34-55.037841</text:p>
          </table:table-cell>
          <table:table-cell table:style-name="ce38" table:formula="of:=IF([.E14]=&quot;&quot;;[.C14];CONCATENATE([.C14];&quot; / &quot;;[.E14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帰宅時刻：１０分ぐらい前 / N-35-35-25.14038 E-139-34-55.037841 / N-35-35-25.14038 E-139-34-55.037841 / N-35-35-25.14038 E-139-34-55.037841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帰宅時刻：１０分ぐらい前 / N-35-35-25.14038 E-139-34-55.037841 / N-35-35-25.14038 E-139-34-55.037841 / N-35-35-25.14038 E-139-34-55.03784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18_17-48-52_000.jpg</text:p>
          </table:table-cell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日報 / N-35-35-24.096679 E-139-34-55.037841 / N-35-35-24.096679 E-139-34-55.037841</text:p>
          </table:table-cell>
          <table:table-cell table:style-name="ce19"/>
          <table:table-cell table:style-name="ce4" table:formula="of:=[.F15]" office:value-type="string" office:string-value="N-35-35-24.096679 E-139-34-55.037841">
            <text:p>N-35-35-24.096679 E-139-34-55.037841</text:p>
          </table:table-cell>
          <table:table-cell table:style-name="ce4" office:value-type="string">
            <text:p>N-35-35-24.096679 E-139-34-55.037841</text:p>
          </table:table-cell>
          <table:table-cell table:style-name="ce38" table:formula="of:=IF([.E15]=&quot;&quot;;[.C15];CONCATENATE([.C15];&quot; / &quot;;[.E15]))" office:value-type="string" office:string-value="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日報 / N-35-35-24.096679 E-139-34-55.037841 / N-35-35-24.096679 E-139-34-55.037841 / N-35-35-24.096679 E-139-34-55.037841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日報 / N-35-35-24.096679 E-139-34-55.037841 / N-35-35-24.096679 E-139-34-55.037841 / N-35-35-24.096679 E-139-34-55.03784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8-18_20-52-4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8-18_23-45-36_000.jpg</text:p>
          </table:table-cell>
          <table:table-cell table:style-name="ce19" office:value-type="string">
            <text:p>:m 読みたい本 / ジャンル　分野　リスト / 新潮新書　『医療にたかるな』　著者=村上智彦 location=裏表紙 / genre=医療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7]=&quot;&quot;;[.C17];CONCATENATE([.C17];&quot; / &quot;;[.E17]))" office:value-type="string" office:string-value=":m 読みたい本 / ジャンル　分野　リスト / 新潮新書　『医療にたかるな』　著者=村上智彦 location=裏表紙 / genre=医療">
            <text:p>:m 読みたい本 / ジャンル　分野　リスト / 新潮新書　『医療にたかるな』　著者=村上智彦 location=裏表紙 / genre=医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8-19_02-24-07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8-19_02-24-11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3.286437 E-139-34-50.478515</text:p>
          </table:table-cell>
          <table:table-cell table:style-name="ce38" table:formula="of:=IF([.E19]=&quot;&quot;;[.C19];CONCATENATE([.C19];&quot; / &quot;;[.E19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8-19_07-22-07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8-19_07-24-52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6-1.463928 E-139-35-4.156494</text:p>
          </table:table-cell>
          <table:table-cell table:style-name="ce38" table:formula="of:=IF([.E21]=&quot;&quot;;[.C21];CONCATENATE([.C21];&quot; / &quot;;[.E2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8-19_07-53-56_000.jpg</text:p>
          </table:table-cell>
          <table:table-cell table:style-name="ce19" office:value-type="string">
            <text:p>:m RES 1*1 / free# JVEMV6 68#_68:2 / 68. theoretical-physics(tp) / w=~,topics=共役類,other=calc+:正四面体群、元の積、計算,s=~,i=~,doc=r-5-1~9#2.4</text:p>
          </table:table-cell>
          <table:table-cell table:style-name="ce19"/>
          <table:table-cell table:style-name="ce4"/>
          <table:table-cell table:style-name="ce4" office:value-type="string">
            <text:p>N-35-35-24.728393 E-139-34-55.257568</text:p>
          </table:table-cell>
          <table:table-cell table:style-name="ce38" table:formula="of:=IF([.E22]=&quot;&quot;;[.C22];CONCATENATE([.C22];&quot; / &quot;;[.E22]))" office:value-type="string" office:string-value=":m RES 1*1 / free# JVEMV6 68#_68:2 / 68. theoretical-physics(tp) / w=~,topics=共役類,other=calc+:正四面体群、元の積、計算,s=~,i=~,doc=r-5-1~9#2.4">
            <text:p>:m RES 1*1 / free# JVEMV6 68#_68:2 / 68. theoretical-physics(tp) / w=~,topics=共役類,other=calc+:正四面体群、元の積、計算,s=~,i=~,doc=r-5-1~9#2.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8-19_07-54-38_000.jpg</text:p>
          </table:table-cell>
          <table:table-cell table:style-name="ce19" office:value-type="string">
            <text:p>:m RES 1*1 / free# JVEMV6 68#_69:1 / 68. theoretical-physics(tp) / w=~,topics=中心群,other=~,s=~,i=~,doc=r-5-1~10</text:p>
          </table:table-cell>
          <table:table-cell table:style-name="ce19"/>
          <table:table-cell table:style-name="ce4"/>
          <table:table-cell table:style-name="ce4" office:value-type="string">
            <text:p>N-35-35-29.109191 E-139-34-49.270019</text:p>
          </table:table-cell>
          <table:table-cell table:style-name="ce38" table:formula="of:=IF([.E23]=&quot;&quot;;[.C23];CONCATENATE([.C23];&quot; / &quot;;[.E23]))" office:value-type="string" office:string-value=":m RES 1*1 / free# JVEMV6 68#_69:1 / 68. theoretical-physics(tp) / w=~,topics=中心群,other=~,s=~,i=~,doc=r-5-1~10">
            <text:p>:m RES 1*1 / free# JVEMV6 68#_69:1 / 68. theoretical-physics(tp) / w=~,topics=中心群,other=~,s=~,i=~,doc=r-5-1~1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7_21-11-28_000.mp4</text:p>
          </table:table-cell>
          <table:table-cell table:style-name="ce19" office:value-type="string">
            <text:p>:VIDEO / 記録 / @=自室 / topic=天気：雨が降っている / subject=ビデオを見ているところ,content=雨が降っている；空には月が見えている</text:p>
          </table:table-cell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VIDEO / 記録 / @=自室 / topic=天気：雨が降っている / subject=ビデオを見ているところ,content=雨が降っている；空には月が見えている">
            <text:p>:VIDEO / 記録 / @=自室 / topic=天気：雨が降っている / subject=ビデオを見ているところ,content=雨が降っている；空には月が見えている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8-17_21-13-22_000.mp4</text:p>
          </table:table-cell>
          <table:table-cell table:style-name="ce19" office:value-type="string">
            <text:p>:VIDEO / 記録 / @=自室 / topic=天気：雨が降っている / subject=ビデオを見ているところ,content=雨が降っている；空には月が見えている</text:p>
          </table:table-cell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string" office:string-value=":VIDEO / 記録 / @=自室 / topic=天気：雨が降っている / subject=ビデオを見ているところ,content=雨が降っている；空には月が見えている">
            <text:p>:VIDEO / 記録 / @=自室 / topic=天気：雨が降っている / subject=ビデオを見ているところ,content=雨が降っている；空には月が見えている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18 / 団地坂上（バス停）；百合ケ丘駅（鉄道） / 社会福祉法人まごごろ　まごごろタウン　新百合ケ丘新築工事 / ４名（相番２名、養生２名：小町さん相番；鶴園さん職長；きりゅうさん、設備相番；増井さん？設備相番） / 扶桑電機（馬淵・ハヤカワ建設） / 資料：交通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2021/08/19</text:date>, <text:time>09:17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9T09:17:21.26</dc:date>
    <dc:creator>iwabuchi ken</dc:creator>
    <meta:editing-duration>P35DT21H34M27S</meta:editing-duration>
    <meta:editing-cycles>13170</meta:editing-cycles>
    <meta:document-statistic meta:table-count="1" meta:cell-count="459" meta:object-count="0"/>
  </office:meta>
</office:document-meta>
</file>